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4.46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J</text:p>
          </table:table-cell>
          <table:table-cell office:value-type="float" office:value="200">
            <text:p>2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</text:p>
          </table:table-cell>
          <table:table-cell office:value-type="float" office:value="200">
            <text:p>2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</text:p>
          </table:table-cell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100">
            <text:p>1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200">
            <text:p>200</text:p>
          </table:table-cell>
          <table:table-cell table:number-columns-repeated="10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6"/>
          <table:table-cell table:style-name="ce2" table:formula="of:=-LOG(0.5;2)" office:value-type="float" office:value="1">
            <text:p>1,0000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2">
          <table:table-cell/>
          <table:table-cell office:value-type="string">
            <text:p>shoe</text:p>
          </table:table-cell>
          <table:table-cell office:value-type="string">
            <text:p>shoe</text:p>
          </table:table-cell>
          <table:table-cell office:value-type="string">
            <text:p>drive</text:p>
          </table:table-cell>
          <table:table-cell office:value-type="string">
            <text:p>driv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late</text:p>
          </table:table-cell>
          <table:table-cell office:value-type="string">
            <text:p>footwear</text:p>
          </table:table-cell>
          <table:table-cell office:value-type="string">
            <text:p>propulsion</text:p>
          </table:table-cell>
          <table:table-cell office:value-type="string">
            <text:p>mechanism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hield</text:p>
          </table:table-cell>
          <table:table-cell office:value-type="string">
            <text:p>covering</text:p>
          </table:table-cell>
          <table:table-cell office:value-type="string">
            <text:p>act</text:p>
          </table:table-cell>
          <table:table-cell office:value-type="string">
            <text:p>devic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rotection</text:p>
          </table:table-cell>
          <table:table-cell table:style-name="ce1" office:value-type="string">
            <text:p>artifact</text:p>
          </table:table-cell>
          <table:table-cell office:value-type="string">
            <text:p>event</text:p>
          </table:table-cell>
          <table:table-cell office:value-type="string">
            <text:p>instrumentality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overing</text:p>
          </table:table-cell>
          <table:table-cell office:value-type="string">
            <text:p>whole</text:p>
          </table:table-cell>
          <table:table-cell office:value-type="string">
            <text:p>psychological feature</text:p>
          </table:table-cell>
          <table:table-cell table:style-name="ce1" office:value-type="string">
            <text:p>artifact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artifact</text:p>
          </table:table-cell>
          <table:table-cell office:value-type="string">
            <text:p>object</text:p>
          </table:table-cell>
          <table:table-cell office:value-type="string">
            <text:p>abstract entity</text:p>
          </table:table-cell>
          <table:table-cell office:value-type="string">
            <text:p>whol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whole</text:p>
          </table:table-cell>
          <table:table-cell office:value-type="string">
            <text:p>physical entity</text:p>
          </table:table-cell>
          <table:table-cell office:value-type="string">
            <text:p>entity</text:p>
          </table:table-cell>
          <table:table-cell office:value-type="string">
            <text:p>objec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object</text:p>
          </table:table-cell>
          <table:table-cell office:value-type="string">
            <text:p>entity <text:s/></text:p>
          </table:table-cell>
          <table:table-cell/>
          <table:table-cell office:value-type="string">
            <text:p>physical entity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hysical entity</text:p>
          </table:table-cell>
          <table:table-cell table:number-columns-repeated="2"/>
          <table:table-cell office:value-type="string">
            <text:p>entity 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entity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1/8" office:value-type="float" office:value="0.125">
            <text:p>0,125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2">
          <table:table-cell table:number-columns-repeated="2"/>
          <table:table-cell table:formula="of:=EXP(2.3219)" office:value-type="float" office:value="10.195026465985">
            <text:p>10,195026466</text:p>
          </table:table-cell>
          <table:table-cell table:number-columns-repeated="4"/>
          <table:table-cell office:value-type="string">
            <text:p>bird</text:p>
          </table:table-cell>
          <table:table-cell table:number-columns-repeated="2"/>
          <table:table-cell office:value-type="string">
            <text:p>ant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>
            <text:p>subj-of-A</text:p>
          </table:table-cell>
          <table:table-cell office:value-type="float" office:value="3">
            <text:p>3</text:p>
          </table:table-cell>
          <table:table-cell table:formula="of:=[.I38]*[.I38]" office:value-type="float" office:value="9">
            <text:p>9</text:p>
          </table:table-cell>
          <table:table-cell office:value-type="string">
            <text:p>subj-of-A</text:p>
          </table:table-cell>
          <table:table-cell office:value-type="float" office:value="5">
            <text:p>5</text:p>
          </table:table-cell>
          <table:table-cell table:formula="of:=[.L38]*[.L38]" office:value-type="float" office:value="25">
            <text:p>25</text:p>
          </table:table-cell>
        </table:table-row>
        <table:table-row table:style-name="ro2">
          <table:table-cell/>
          <table:table-cell office:value-type="string">
            <text:p>Px * py</text:p>
          </table:table-cell>
          <table:table-cell table:formula="of:=0.5/[.C37]" office:value-type="float" office:value="0.0490435215316228">
            <text:p>0,0490435215</text:p>
          </table:table-cell>
          <table:table-cell table:number-columns-repeated="4"/>
          <table:table-cell office:value-type="string">
            <text:p>subj-of-D</text:p>
          </table:table-cell>
          <table:table-cell office:value-type="float" office:value="1">
            <text:p>1</text:p>
          </table:table-cell>
          <table:table-cell table:formula="of:=[.I39]*[.I39]" office:value-type="float" office:value="1">
            <text:p>1</text:p>
          </table:table-cell>
          <table:table-cell office:value-type="string">
            <text:p>subj-of-D</text:p>
          </table:table-cell>
          <table:table-cell office:value-type="float" office:value="1">
            <text:p>1</text:p>
          </table:table-cell>
          <table:table-cell table:formula="of:=[.L39]*[.L39]" office:value-type="float" office:value="1">
            <text:p>1</text:p>
          </table:table-cell>
        </table:table-row>
        <table:table-row table:style-name="ro2">
          <table:table-cell table:number-columns-repeated="7"/>
          <table:table-cell office:value-type="string">
            <text:p>mod-of-C</text:p>
          </table:table-cell>
          <table:table-cell office:value-type="float" office:value="4">
            <text:p>4</text:p>
          </table:table-cell>
          <table:table-cell table:formula="of:=[.I40]*[.I40]" office:value-type="float" office:value="16">
            <text:p>16</text:p>
          </table:table-cell>
          <table:table-cell office:value-type="string">
            <text:p>mod-of-C</text:p>
          </table:table-cell>
          <table:table-cell office:value-type="float" office:value="2">
            <text:p>2</text:p>
          </table:table-cell>
          <table:table-cell table:formula="of:=[.L40]*[.L40]" office:value-type="float" office:value="4">
            <text:p>4</text:p>
          </table:table-cell>
        </table:table-row>
        <table:table-row table:style-name="ro2">
          <table:table-cell table:number-columns-repeated="2"/>
          <table:table-cell table:formula="of:=[.C39]/2" office:value-type="float" office:value="0.0245217607658114">
            <text:p>0,0245217608</text:p>
          </table:table-cell>
          <table:table-cell table:number-columns-repeated="4"/>
          <table:table-cell table:style-name="ce3" office:value-type="string">
            <text:p>obj-of-B </text:p>
          </table:table-cell>
          <table:table-cell office:value-type="float" office:value="0">
            <text:p>0</text:p>
          </table:table-cell>
          <table:table-cell table:formula="of:=[.I41]*[.I41]" office:value-type="float" office:value="0">
            <text:p>0</text:p>
          </table:table-cell>
          <table:table-cell table:style-name="ce3" office:value-type="string">
            <text:p>obj-of-B </text:p>
          </table:table-cell>
          <table:table-cell office:value-type="float" office:value="1">
            <text:p>1</text:p>
          </table:table-cell>
          <table:table-cell table:formula="of:=[.L41]*[.L41]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POWER([.C41];0.5)" office:value-type="float" office:value="0.15659425521331">
            <text:p>0,1565942552</text:p>
          </table:table-cell>
          <table:table-cell table:number-columns-repeated="6"/>
          <table:table-cell table:formula="of:=SUM([.J38:.J41])" office:value-type="float" office:value="26">
            <text:p>26</text:p>
          </table:table-cell>
          <table:table-cell table:number-columns-repeated="2"/>
          <table:table-cell table:formula="of:=SUM([.M38:.M41])" office:value-type="float" office:value="31">
            <text:p>31</text:p>
          </table:table-cell>
        </table:table-row>
        <table:table-row table:style-name="ro1">
          <table:table-cell table:number-columns-repeated="2"/>
          <table:table-cell table:formula="of:=100000*[.C42]" office:value-type="float" office:value="15659.425521331">
            <text:p>15659,425521331</text:p>
          </table:table-cell>
          <table:table-cell table:number-columns-repeated="6"/>
          <table:table-cell table:formula="of:=POWER([.J42];0.5)" office:value-type="float" office:value="5.09901951359278">
            <text:p>5,0990195136</text:p>
          </table:table-cell>
          <table:table-cell table:number-columns-repeated="2"/>
          <table:table-cell table:formula="of:=POWER([.M42];0.5)" office:value-type="float" office:value="5.56776436283002">
            <text:p>5,5677643628</text:p>
          </table:table-cell>
        </table:table-row>
        <table:table-row table:style-name="ro1">
          <table:table-cell table:number-columns-repeated="8"/>
          <table:table-cell table:formula="of:=[.I38]/[.$J$43]" office:value-type="float" office:value="0.588348405414552">
            <text:p>0,5883484054</text:p>
          </table:table-cell>
          <table:table-cell table:number-columns-repeated="2"/>
          <table:table-cell table:formula="of:=[.L38]/[.$M$43]" office:value-type="float" office:value="0.898026510133875">
            <text:p>0,8980265101</text:p>
          </table:table-cell>
          <table:table-cell/>
        </table:table-row>
        <table:table-row table:style-name="ro1">
          <table:table-cell table:number-columns-repeated="8"/>
          <table:table-cell table:formula="of:=[.I39]/[.$J$43]" office:value-type="float" office:value="0.196116135138184">
            <text:p>0,1961161351</text:p>
          </table:table-cell>
          <table:table-cell table:number-columns-repeated="2"/>
          <table:table-cell table:formula="of:=[.L39]/[.$M$43]" office:value-type="float" office:value="0.179605302026775">
            <text:p>0,179605302</text:p>
          </table:table-cell>
          <table:table-cell/>
        </table:table-row>
        <table:table-row table:style-name="ro1">
          <table:table-cell table:number-columns-repeated="8"/>
          <table:table-cell table:formula="of:=[.I40]/[.$J$43]" office:value-type="float" office:value="0.784464540552736">
            <text:p>0,7844645406</text:p>
          </table:table-cell>
          <table:table-cell table:number-columns-repeated="2"/>
          <table:table-cell table:formula="of:=[.L40]/[.$M$43]" office:value-type="float" office:value="0.35921060405355">
            <text:p>0,3592106041</text:p>
          </table:table-cell>
          <table:table-cell/>
        </table:table-row>
        <table:table-row table:style-name="ro1">
          <table:table-cell table:number-columns-repeated="8"/>
          <table:table-cell table:formula="of:=[.I41]/[.$J$43]" office:value-type="float" office:value="0">
            <text:p>0</text:p>
          </table:table-cell>
          <table:table-cell table:number-columns-repeated="2"/>
          <table:table-cell table:formula="of:=[.L41]/[.$M$43]" office:value-type="float" office:value="0.179605302026775">
            <text:p>0,179605302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table:formula="of:=1/48" office:value-type="float" office:value="0.0208333333333333">
            <text:p>0,0208333333</text:p>
          </table:table-cell>
          <table:table-cell table:number-columns-repeated="4"/>
          <table:table-cell table:formula="of:=[.I44]*[.L44]" office:value-type="float" office:value="0.52835246525726">
            <text:p>0,5283524653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45]*[.L45]" office:value-type="float" office:value="0.0352234976838173">
            <text:p>0,0352234977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46]*[.L46]" office:value-type="float" office:value="0.281787981470539">
            <text:p>0,2817879815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47]*[.L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SUM([.I51:.I54])" office:value-type="float" office:value="0.845363944411616">
            <text:p>0,8453639444</text:p>
          </table:table-cell>
          <table:table-cell table:number-columns-repeated="4"/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</meta:initial-creator>
    <meta:creation-date>2012-05-15T22:06:06</meta:creation-date>
    <dc:date>2012-05-15T23:28:26</dc:date>
    <dc:creator>Jim </dc:creator>
    <meta:editing-duration>PT48M19S</meta:editing-duration>
    <meta:editing-cycles>1</meta:editing-cycles>
    <meta:document-statistic meta:table-count="3" meta:cell-count="102" meta:object-count="0"/>
    <meta:generator>LibreOffice/3.5$Linux_x86 LibreOffice_project/350m1$Build-2</meta:generator>
  </office:meta>
</office:document-meta>
</file>